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f00a5c"/>
    </style:style>
    <style:style style:name="P2" style:family="paragraph" style:parent-style-name="Standard">
      <style:text-properties style:font-name="Liberation Serif" officeooo:rsid="019305df" officeooo:paragraph-rsid="019305df"/>
    </style:style>
    <style:style style:name="P3" style:family="paragraph" style:parent-style-name="Standard">
      <style:text-properties style:font-name="Liberation Serif" officeooo:rsid="01934c6a" officeooo:paragraph-rsid="01dce991" fo:background-color="transparent"/>
    </style:style>
    <style:style style:name="P4" style:family="paragraph" style:parent-style-name="Standard">
      <style:text-properties style:font-name="Liberation Serif" officeooo:rsid="01934c6a" officeooo:paragraph-rsid="01f0d908" fo:background-color="transparent"/>
    </style:style>
    <style:style style:name="P5" style:family="paragraph" style:parent-style-name="Standard">
      <style:text-properties style:font-name="Liberation Serif" officeooo:rsid="0090e13a" officeooo:paragraph-rsid="01f23979" fo:background-color="transparent"/>
    </style:style>
    <style:style style:name="P6" style:family="paragraph" style:parent-style-name="Standard">
      <style:text-properties style:font-name="Liberation Serif" officeooo:rsid="0090e13a" officeooo:paragraph-rsid="020ad51e" fo:background-color="transparent"/>
    </style:style>
    <style:style style:name="P7" style:family="paragraph" style:parent-style-name="Standard">
      <style:text-properties style:font-name="Liberation Serif" officeooo:rsid="009f208a" officeooo:paragraph-rsid="021a653c" fo:background-color="transparent"/>
    </style:style>
    <style:style style:name="P8" style:family="paragraph" style:parent-style-name="Standard">
      <style:text-properties style:font-name="Liberation Serif" officeooo:rsid="0195c444" officeooo:paragraph-rsid="01dce991"/>
    </style:style>
    <style:style style:name="P9" style:family="paragraph" style:parent-style-name="Standard">
      <style:text-properties officeooo:paragraph-rsid="01992610"/>
    </style:style>
    <style:style style:name="P10" style:family="paragraph" style:parent-style-name="Standard">
      <style:text-properties officeooo:paragraph-rsid="020ad51e" fo:background-color="transparent"/>
    </style:style>
    <style:style style:name="P11" style:family="paragraph" style:parent-style-name="Standard">
      <style:text-properties officeooo:rsid="00d45988" officeooo:paragraph-rsid="020ba9db" fo:background-color="transparent"/>
    </style:style>
    <style:style style:name="P12" style:family="paragraph" style:parent-style-name="Standard">
      <style:text-properties officeooo:rsid="0212cc92" officeooo:paragraph-rsid="0212cc92" fo:background-color="transparent"/>
    </style:style>
    <style:style style:name="P13" style:family="paragraph" style:parent-style-name="Standard">
      <style:text-properties officeooo:rsid="0053ae99" officeooo:paragraph-rsid="021a653c" fo:background-color="transparent"/>
    </style:style>
    <style:style style:name="P14" style:family="paragraph" style:parent-style-name="Standard">
      <style:text-properties officeooo:rsid="01a395b3" officeooo:paragraph-rsid="01b7d5c0" fo:background-color="transparent"/>
    </style:style>
    <style:style style:name="P15" style:family="paragraph" style:parent-style-name="Standard">
      <style:text-properties officeooo:paragraph-rsid="01d42485"/>
    </style:style>
    <style:style style:name="P16" style:family="paragraph" style:parent-style-name="Standard">
      <style:text-properties officeooo:rsid="019305df" officeooo:paragraph-rsid="019305df"/>
    </style:style>
    <style:style style:name="P17" style:family="paragraph" style:parent-style-name="Standard">
      <style:text-properties officeooo:rsid="01a395b3" officeooo:paragraph-rsid="020ad51e" fo:background-color="#fff200"/>
    </style:style>
    <style:style style:name="P18" style:family="paragraph" style:parent-style-name="Standard">
      <style:text-properties officeooo:rsid="006e9c4b" officeooo:paragraph-rsid="01992610"/>
    </style:style>
    <style:style style:name="P19" style:family="paragraph" style:parent-style-name="Standard">
      <style:text-properties officeooo:rsid="006e9c4b" officeooo:paragraph-rsid="0210a442"/>
    </style:style>
    <style:style style:name="P20" style:family="paragraph" style:parent-style-name="Standard">
      <style:text-properties officeooo:rsid="006e9c4b" officeooo:paragraph-rsid="01dce991"/>
    </style:style>
    <style:style style:name="P21" style:family="paragraph" style:parent-style-name="Standard">
      <style:text-properties fo:font-weight="bold" officeooo:paragraph-rsid="01992610" fo:background-color="#fff200" style:font-weight-asian="bold" style:font-weight-complex="bold"/>
    </style:style>
    <style:style style:name="P22" style:family="paragraph" style:parent-style-name="Standard">
      <style:text-properties fo:font-weight="normal" officeooo:rsid="01b7d5c0" officeooo:paragraph-rsid="0212cc92" style:font-weight-asian="normal" style:font-weight-complex="normal"/>
    </style:style>
    <style:style style:name="P23" style:family="paragraph" style:parent-style-name="Standard">
      <style:text-properties officeooo:rsid="0212cc92" officeooo:paragraph-rsid="0212cc92"/>
    </style:style>
    <style:style style:name="P24" style:family="paragraph" style:parent-style-name="Standard">
      <style:text-properties officeooo:paragraph-rsid="0212cc92"/>
    </style:style>
    <style:style style:name="P25" style:family="paragraph" style:parent-style-name="Standard">
      <style:text-properties officeooo:paragraph-rsid="01dce991"/>
    </style:style>
    <style:style style:name="P26" style:family="paragraph" style:parent-style-name="Standard">
      <style:text-properties officeooo:paragraph-rsid="0234ed7f"/>
    </style:style>
    <style:style style:name="P27" style:family="paragraph" style:parent-style-name="Title">
      <style:text-properties officeooo:rsid="00455932" officeooo:paragraph-rsid="01d42485"/>
    </style:style>
    <style:style style:name="P28" style:family="paragraph" style:parent-style-name="Heading_20_1">
      <style:text-properties officeooo:rsid="00558d39" officeooo:paragraph-rsid="01992610" fo:background-color="transparent"/>
    </style:style>
    <style:style style:name="P29" style:family="paragraph" style:parent-style-name="Heading_20_1">
      <style:text-properties style:font-name="Liberation Sans" officeooo:rsid="01d60977" officeooo:paragraph-rsid="01d60977" fo:background-color="transparent"/>
    </style:style>
    <style:style style:name="P30" style:family="paragraph" style:parent-style-name="Heading_20_1">
      <style:text-properties style:font-name="Liberation Sans" officeooo:paragraph-rsid="020ad51e"/>
    </style:style>
    <style:style style:name="P31" style:family="paragraph" style:parent-style-name="Heading_20_1">
      <style:text-properties officeooo:paragraph-rsid="020ad51e"/>
    </style:style>
    <style:style style:name="T1" style:family="text">
      <style:text-properties style:text-position="super 58%" officeooo:rsid="007de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45f457" style:font-weight-asian="bold" style:font-weight-complex="bold"/>
    </style:style>
    <style:style style:name="T4" style:family="text">
      <style:text-properties fo:font-weight="bold" officeooo:rsid="01b4da44" style:font-weight-asian="bold" style:font-weight-complex="bold"/>
    </style:style>
    <style:style style:name="T5" style:family="text">
      <style:text-properties fo:font-weight="bold" officeooo:rsid="01f0d908" style:font-weight-asian="bold" style:font-weight-complex="bold"/>
    </style:style>
    <style:style style:name="T6" style:family="text">
      <style:text-properties fo:font-weight="bold" officeooo:rsid="007306ea" style:font-weight-asian="bold" style:font-weight-complex="bold"/>
    </style:style>
    <style:style style:name="T7" style:family="text">
      <style:text-properties fo:font-weight="bold" officeooo:rsid="01992610" fo:background-color="transparent" loext:char-shading-value="0" style:font-weight-asian="bold" style:font-weight-complex="bold"/>
    </style:style>
    <style:style style:name="T8" style:family="text">
      <style:text-properties fo:font-weight="bold" officeooo:rsid="01db1dd8" fo:background-color="transparent" loext:char-shading-value="0" style:font-weight-asian="bold" style:font-weight-complex="bold"/>
    </style:style>
    <style:style style:name="T9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212cc92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fo:font-weight="bold" officeooo:rsid="01bdeb38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tyle="normal" fo:font-weight="bold" officeooo:rsid="01d77fb3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tyle="normal" fo:font-weight="bold" officeooo:rsid="01f0d908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normal" officeooo:rsid="01bdeb38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1d60977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normal" officeooo:rsid="01dce6f3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tyle="normal" fo:font-weight="normal" officeooo:rsid="01934c6a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officeooo:rsid="0053ae99" fo:background-color="transparent" loext:char-shading-value="0" style:font-style-asian="normal" style:font-style-complex="normal"/>
    </style:style>
    <style:style style:name="T34" style:family="text">
      <style:text-properties style:font-name="Liberation Serif" fo:font-style="normal" officeooo:rsid="020ad51e" fo:background-color="transparent" loext:char-shading-value="0" style:font-style-asian="normal" style:font-style-complex="normal"/>
    </style:style>
    <style:style style:name="T35" style:family="text">
      <style:text-properties style:font-name="Liberation Serif" officeooo:rsid="01d9b553"/>
    </style:style>
    <style:style style:name="T36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37" style:family="text">
      <style:text-properties style:font-name="Liberation Serif" fo:font-style="italic" fo:font-weight="normal" officeooo:rsid="023293b0" fo:background-color="transparent" loext:char-shading-value="0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fo:font-weight="normal" officeooo:rsid="0234ed7f" fo:background-color="transparent" loext:char-shading-value="0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weight="bold" officeooo:rsid="01f0d908" style:font-weight-asian="bold" style:font-weight-complex="bold"/>
    </style:style>
    <style:style style:name="T40" style:family="text">
      <style:text-properties style:font-name="Liberation Serif" fo:font-weight="bold" officeooo:rsid="0145f457" style:font-weight-asian="bold" style:font-weight-complex="bold"/>
    </style:style>
    <style:style style:name="T41" style:family="text">
      <style:text-properties style:font-name="Liberation Serif" fo:font-weight="bold" officeooo:rsid="01463b1d" style:font-weight-asian="bold" style:font-weight-complex="bold"/>
    </style:style>
    <style:style style:name="T42" style:family="text">
      <style:text-properties style:font-name="Liberation Serif" fo:font-weight="bold" officeooo:rsid="00f2e337" style:font-weight-asian="bold" style:font-weight-complex="bold"/>
    </style:style>
    <style:style style:name="T43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44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45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46" style:family="text">
      <style:text-properties officeooo:rsid="007306ea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6pt" officeooo:rsid="01d42485" style:font-size-asian="26pt" style:font-size-complex="26pt"/>
    </style:style>
    <style:style style:name="T49" style:family="text">
      <style:text-properties fo:font-size="26pt" officeooo:rsid="01d9b553" style:font-size-asian="26pt" style:font-size-complex="26pt"/>
    </style:style>
    <style:style style:name="T50" style:family="text">
      <style:text-properties officeooo:rsid="01d8d8ff"/>
    </style:style>
    <style:style style:name="T51" style:family="text">
      <style:text-properties officeooo:rsid="01d9b553"/>
    </style:style>
    <style:style style:name="T52" style:family="text">
      <style:text-properties fo:color="#72bf44" fo:font-weight="bold" officeooo:rsid="01a395b3" style:font-weight-asian="bold" style:font-weight-complex="bold"/>
    </style:style>
    <style:style style:name="T53" style:family="text">
      <style:text-properties fo:color="#72bf44" fo:font-weight="bold" officeooo:rsid="01d75249" style:font-weight-asian="bold" style:font-weight-complex="bold"/>
    </style:style>
    <style:style style:name="T54" style:family="text">
      <style:text-properties fo:color="#72bf44" fo:font-weight="bold" officeooo:rsid="01db1dd8" style:font-weight-asian="bold" style:font-weight-complex="bold"/>
    </style:style>
    <style:style style:name="T55" style:family="text">
      <style:text-properties fo:color="#72bf44" style:font-name="Liberation Serif" fo:font-weight="bold" officeooo:rsid="0096fabb" fo:background-color="#ffffff" loext:char-shading-value="0" style:font-weight-asian="bold" style:font-weight-complex="bold"/>
    </style:style>
    <style:style style:name="T56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57" style:family="text">
      <style:text-properties fo:color="#72bf44" style:font-name="Liberation Serif" fo:font-weight="bold" officeooo:rsid="0096fabb" fo:background-color="transparent" loext:char-shading-value="0" style:font-weight-asian="bold" style:font-weight-complex="bold"/>
    </style:style>
    <style:style style:name="T58" style:family="text">
      <style:text-properties style:font-name="Liberation Sans"/>
    </style:style>
    <style:style style:name="T59" style:family="text">
      <style:text-properties fo:color="#000000" style:font-name="Liberation Serif" fo:font-weight="normal" officeooo:rsid="00f2e337" style:font-weight-asian="normal" style:font-weight-complex="normal"/>
    </style:style>
    <style:style style:name="T60" style:family="text">
      <style:text-properties fo:color="#000000" style:font-name="Liberation Serif" fo:font-weight="normal" officeooo:rsid="007c60da" style:font-weight-asian="normal" style:font-weight-complex="normal"/>
    </style:style>
    <style:style style:name="T61" style:family="text">
      <style:text-properties fo:color="#000000" style:font-name="Liberation Serif" fo:font-weight="normal" officeooo:rsid="009ee034" style:font-weight-asian="normal" style:font-weight-complex="normal"/>
    </style:style>
    <style:style style:name="T62" style:family="text">
      <style:text-properties fo:color="#000000" style:font-name="Liberation Serif" fo:font-weight="normal" officeooo:rsid="008b1b53" style:font-weight-asian="normal" style:font-weight-complex="normal"/>
    </style:style>
    <style:style style:name="T63" style:family="text">
      <style:text-properties fo:color="#000000" style:font-name="Liberation Serif" fo:font-weight="normal" officeooo:rsid="01562b42" style:font-weight-asian="normal" style:font-weight-complex="normal"/>
    </style:style>
    <style:style style:name="T64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65" style:family="text">
      <style:text-properties fo:color="#000000" style:font-name="Liberation Serif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font-name="Liberation Serif" fo:font-style="normal" fo:font-weight="normal" officeooo:rsid="0090941a" fo:background-color="#ffffff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ce181e" style:font-name="Liberation Serif" fo:font-weight="bold" officeooo:rsid="007c60da" style:font-weight-asian="bold" style:font-weight-complex="bold"/>
    </style:style>
    <style:style style:name="T68" style:family="text">
      <style:text-properties fo:color="#ce181e" style:font-name="Liberation Serif" fo:font-weight="bold" officeooo:rsid="00f84be3" style:font-weight-asian="bold" style:font-weight-complex="bold"/>
    </style:style>
    <style:style style:name="T69" style:family="text">
      <style:text-properties fo:color="#ce181e" style:font-name="Liberation Serif" fo:font-weight="bold" officeooo:rsid="01247d04" style:font-weight-asian="bold" style:font-weight-complex="bold"/>
    </style:style>
    <style:style style:name="T70" style:family="text">
      <style:text-properties fo:color="#ce181e" style:font-name="Liberation Serif" fo:font-style="normal" fo:font-weight="bold" officeooo:rsid="01f0d908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fo:color="#ce181e" style:font-name="Liberation Serif" fo:font-style="normal" fo:font-weight="bold" officeooo:rsid="020ad51e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fo:color="#ce181e" style:font-name="Liberation Serif" fo:font-style="normal" fo:font-weight="bold" officeooo:rsid="0090e13a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fo:color="#ce181e" style:font-name="Liberation Serif" fo:font-style="normal" fo:font-weight="bold" officeooo:rsid="00f84be3" fo:background-color="#ffffff" loext:char-shading-value="0" style:font-style-asian="normal" style:font-weight-asian="bold" style:font-style-complex="normal" style:font-weight-complex="bold"/>
    </style:style>
    <style:style style:name="T74" style:family="text">
      <style:text-properties fo:color="#ce181e" style:font-name="Liberation Serif" fo:font-style="normal" fo:font-weight="bold" officeooo:rsid="00f13402" fo:background-color="#ffffff" loext:char-shading-value="0" style:font-style-asian="normal" style:font-weight-asian="bold" style:font-style-complex="normal" style:font-weight-complex="bold"/>
    </style:style>
    <style:style style:name="T75" style:family="text">
      <style:text-properties fo:color="#ce181e" style:font-name="Liberation Serif" fo:font-style="italic" fo:font-weight="bold" officeooo:rsid="0090e13a" fo:background-color="transparent" loext:char-shading-value="0" style:font-style-asian="italic" style:font-weight-asian="bold" style:font-style-complex="italic" style:font-weight-complex="bold"/>
    </style:style>
    <style:style style:name="T76" style:family="text">
      <style:text-properties officeooo:rsid="00948b82"/>
    </style:style>
    <style:style style:name="T77" style:family="text">
      <style:text-properties officeooo:rsid="01f5ca89"/>
    </style:style>
    <style:style style:name="T78" style:family="text">
      <style:text-properties officeooo:rsid="01146aef"/>
    </style:style>
    <style:style style:name="T79" style:family="text">
      <style:text-properties officeooo:rsid="0212cc92"/>
    </style:style>
    <style:style style:name="T80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81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82" style:family="text">
      <style:text-properties officeooo:rsid="013fe123"/>
    </style:style>
    <style:style style:name="T83" style:family="text">
      <style:text-properties officeooo:rsid="02262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47">SparkFun </text:span><text:span text:style-name="T48">TMP1</text:span><text:span text:style-name="T49">02</text:span><text:span text:style-name="T48"> Temperature Sensor</text:span></text:p>
      <text:p text:style-name="P15"/>
      <text:p text:style-name="P16"><text:span text:style-name="T13">We use the </text:span><text:a xlink:type="simple" xlink:href="https://www.sparkfun.com/" text:style-name="Internet_20_link" text:visited-style-name="Visited_20_Internet_20_Link"><text:span text:style-name="T13">SparkFun</text:span></text:a><text:span text:style-name="T13"> </text:span><text:a xlink:type="simple" xlink:href="https://www.sparkfun.com/products/16304" text:style-name="Internet_20_link" text:visited-style-name="Visited_20_Internet_20_Link"><text:span text:style-name="T35">TMP102 Temperature Sensor</text:span></text:a><text:span text:style-name="T35">.</text:span></text:p>
      <text:p text:style-name="P2"/>
      <text:p text:style-name="P2">SparkFun provides a <text:a xlink:type="simple" xlink:href="https://learn.sparkfun.com/tutorials/tmp102-digital-temperature-sensor-hookup-guide?_ga=2.255148865.830558790.1615271389-819424948.1603593993&amp;_gac=1.128368126.1613962000.Cj0KCQiApsiBBhCKARIsAN8o_4g9jEuiS7oNLbFU6g4ClCaIAbzBKGNsGeNkIsMZ_3BD3kr_LaXpgNMaAsFgEALw_wcB" text:style-name="Internet_20_link" text:visited-style-name="Visited_20_Internet_20_Link"><text:span text:style-name="T51">Hookup Guide for the SparkFun TMP102 Temperature Sensor</text:span></text:a><text:span text:style-name="T51">.</text:span></text:p>
      <text:h text:style-name="P28" text:outline-level="1">Arduino <text:span text:style-name="T77">IDE</text:span></text:h>
      <text:p text:style-name="P9"><text:span text:style-name="T46">We use the </text:span><text:a xlink:type="simple" xlink:href="https://github.com/sparkfun/SparkFun_TMP102_Arduino_Library" text:style-name="Internet_20_link" text:visited-style-name="Visited_20_Internet_20_Link"><text:span text:style-name="T46">SparkFun TMP102 Breakout Library</text:span></text:a><text:span text:style-name="T46">.</text:span></text:p>
      <text:p text:style-name="P21"/>
      <text:p text:style-name="P18">Open Arduino IDE</text:p>
      <text:p text:style-name="P19">$: <text:span text:style-name="T79">sudo </text:span>arduino</text:p>
      <text:p text:style-name="P9">&gt; Select Sketch&gt;Include Library&gt;Manage Libraries…</text:p>
      <text:p text:style-name="P9">&gt; Select <text:span text:style-name="T52">SparkFun </text:span><text:span text:style-name="T53">TMP1</text:span><text:span text:style-name="T54">02</text:span><text:span text:style-name="T53"> </text:span><text:span text:style-name="T54">Breakout</text:span></text:p>
      <text:p text:style-name="P9">&gt; Click <text:span text:style-name="T6">1.1.0</text:span><text:span text:style-name="T46"> </text:span>Install</text:p>
      <text:p text:style-name="P12">$: sudo chmod -R +666 <text:span text:style-name="Source_20_Text"><text:span text:style-name="T21">/opt/</text:span></text:span><text:span text:style-name="Source_20_Text"><text:span text:style-name="T22">SparkFun</text:span></text:span><text:span text:style-name="Source_20_Text"><text:span text:style-name="T23">_</text:span></text:span><text:span text:style-name="Source_20_Text"><text:span text:style-name="T22">RedBoard</text:span></text:span><text:span text:style-name="Source_20_Text"><text:span text:style-name="T23">_</text:span></text:span><text:span text:style-name="Source_20_Text"><text:span text:style-name="T22">Turbo</text:span></text:span></text:p>
      <text:p text:style-name="P12"/>
      <text:p text:style-name="P7"><text:span text:style-name="T83">A</text:span>n already downloaded copy <text:span text:style-name="T82">of the SparkFun TMP102 library (used by installation script and Dockerfile) </text:span>can be found here: </text:p>
      <text:p text:style-name="P13"><text:span text:style-name="Source_20_Text"><text:span text:style-name="T43">sw/</text:span></text:span><text:span text:style-name="Source_20_Text"><text:span text:style-name="T44">SparkFun</text:span></text:span><text:span text:style-name="Source_20_Text"><text:span text:style-name="T45">_</text:span></text:span><text:span text:style-name="Source_20_Text"><text:span text:style-name="T44">RedBoard_Turb</text:span></text:span><text:span text:style-name="Source_20_Text"><text:span text:style-name="T80">o</text:span></text:span><text:span text:style-name="Source_20_Text"><text:span text:style-name="T81">/SparkFun_TMP102_Temperature_Sensor/</text:span></text:span><text:span text:style-name="Source_20_Text"><text:span text:style-name="T55">SparkFun_TMP102_Arduino_Library-master.</text:span></text:span><text:span text:style-name="Source_20_Text"><text:span text:style-name="T56">zip</text:span></text:span></text:p>
      <text:p text:style-name="P13"><text:span text:style-name="Source_20_Text"><text:span text:style-name="T57"/></text:span></text:p>
      <text:p text:style-name="P14">The library is installed under</text:p>
      <text:p text:style-name="P17"><text:span text:style-name="Source_20_Text"><text:span text:style-name="T25">/opt/</text:span></text:span><text:span text:style-name="Source_20_Text"><text:span text:style-name="T31">SparkFun</text:span></text:span><text:span text:style-name="Source_20_Text"><text:span text:style-name="T32">_</text:span></text:span><text:span text:style-name="Source_20_Text"><text:span text:style-name="T31">RedBoard</text:span></text:span><text:span text:style-name="Source_20_Text"><text:span text:style-name="T32">_</text:span></text:span><text:span text:style-name="Source_20_Text"><text:span text:style-name="T31">Turbo</text:span></text:span><text:span text:style-name="Source_20_Text"><text:span text:style-name="T26">/</text:span></text:span><text:span text:style-name="T11">Arduino/</text:span><text:span text:style-name="T12">libraries/</text:span><text:span text:style-name="T7">SparkFun_TMP1</text:span><text:span text:style-name="T8">02</text:span><text:span text:style-name="T7">_</text:span><text:span text:style-name="T8">Breakout</text:span><text:span text:style-name="T9">.</text:span></text:p>
      <text:h text:style-name="P29" text:outline-level="1">Read <text:span text:style-name="T50">Temperature</text:span></text:h>
      <text:p text:style-name="P8"><text:span text:style-name="Source_20_Text"><text:span text:style-name="T27">We communicate with the</text:span></text:span><text:span text:style-name="Source_20_Text"><text:span text:style-name="T24"> SparkFun </text:span></text:span><text:span text:style-name="Source_20_Text"><text:span text:style-name="T28">TMP</text:span></text:span><text:span text:style-name="Source_20_Text"><text:span text:style-name="T29">102 </text:span></text:span><text:span text:style-name="Source_20_Text"><text:span text:style-name="T28">Temperature Sensor</text:span></text:span><text:span text:style-name="Source_20_Text"><text:span text:style-name="T24"> </text:span></text:span><text:span text:style-name="Source_20_Text"><text:span text:style-name="T27">over </text:span></text:span><text:span text:style-name="Source_20_Text"><text:span text:style-name="T15">I2C</text:span></text:span><text:span text:style-name="Source_20_Text"><text:span text:style-name="T27"> using</text:span></text:span><text:span text:style-name="Source_20_Text"><text:span text:style-name="T24"> </text:span></text:span><text:span text:style-name="Source_20_Text"><text:span text:style-name="T14">address 0x</text:span></text:span><text:span text:style-name="Source_20_Text"><text:span text:style-name="T16">4</text:span></text:span><text:span text:style-name="Source_20_Text"><text:span text:style-name="T14">8</text:span></text:span><text:span text:style-name="Source_20_Text"><text:span text:style-name="T24">.</text:span></text:span></text:p>
      <text:p text:style-name="P8"><text:span text:style-name="Source_20_Text"><text:span text:style-name="T30"/></text:span></text:p>
      <text:p text:style-name="P4"><text:span text:style-name="Source_20_Text"><text:span text:style-name="T17">Read Temperature</text:span></text:span></text:p>
      <text:p text:style-name="P22"/>
      <text:p text:style-name="P22"><text:span text:style-name="T78">$: sudo </text:span>cp -r <text:span text:style-name="Source_20_Text"><text:span text:style-name="T33">sw/</text:span></text:span>SparkFun_RedBoard_Turbo/<text:span text:style-name="Source_20_Text"><text:span text:style-name="T34">SparkFun_TMP102_Temperature_Sensor</text:span></text:span><text:span text:style-name="Source_20_Text"><text:span text:style-name="T33">/</text:span></text:span><text:span text:style-name="Source_20_Text"><text:span text:style-name="T71">r</text:span></text:span><text:span text:style-name="Source_20_Text"><text:span text:style-name="T70">ead_</text:span></text:span><text:span text:style-name="Source_20_Text"><text:span text:style-name="T71">t</text:span></text:span><text:span text:style-name="Source_20_Text"><text:span text:style-name="T70">emperature</text:span></text:span> /opt/SparkFun_RedBoard_Turbo/Arduino</text:p>
      <text:p text:style-name="P24"><text:span text:style-name="T10">$: sudo chmod -R +666 </text:span><text:span text:style-name="Source_20_Text"><text:span text:style-name="T25">/opt/</text:span></text:span><text:span text:style-name="Source_20_Text"><text:span text:style-name="T31">SparkFun</text:span></text:span><text:span text:style-name="Source_20_Text"><text:span text:style-name="T32">_</text:span></text:span><text:span text:style-name="Source_20_Text"><text:span text:style-name="T31">RedBoard</text:span></text:span><text:span text:style-name="Source_20_Text"><text:span text:style-name="T32">_</text:span></text:span><text:span text:style-name="Source_20_Text"><text:span text:style-name="T31">Turbo</text:span></text:span></text:p>
      <text:p text:style-name="P20"/>
      <text:p text:style-name="P20">Arduino IDE</text:p>
      <text:p text:style-name="P23">$: arduino</text:p>
      <text:p text:style-name="P23">&gt; File&gt;Sketchbook&gt;<text:span text:style-name="T2">read_temperature</text:span></text:p>
      <text:p text:style-name="P3"><text:span text:style-name="Source_20_Text"><text:span text:style-name="T18">&gt; Click </text:span></text:span><text:span text:style-name="Source_20_Text"><text:span text:style-name="T19">Serial Monitor icon</text:span></text:span></text:p>
      <text:p text:style-name="P3"><text:span text:style-name="Source_20_Text"><text:span text:style-name="T19">&gt; Select 115200 baud</text:span></text:span></text:p>
      <text:p text:style-name="P3"><text:span text:style-name="Source_20_Text"><text:span text:style-name="T18">&gt; Click </text:span></text:span><text:span text:style-name="Source_20_Text"><text:span text:style-name="T19">Upload icon </text:span></text:span><text:span text:style-name="Source_20_Text"><text:span text:style-name="T20">(until flash is successful)</text:span></text:span></text:p>
      <text:p text:style-name="P25"><text:span text:style-name="Source_20_Text"><text:span text:style-name="T36"/></text:span></text:p>
      <text:p text:style-name="P26"><text:span text:style-name="Source_20_Text"><text:span text:style-name="T38">SparkFun TMP102 Temperature Sensor</text:span></text:span></text:p>
      <text:p text:style-name="P26"><text:span text:style-name="Source_20_Text"><text:span text:style-name="T36">Temperature [C]: 2</text:span></text:span><text:span text:style-name="Source_20_Text"><text:span text:style-name="T38">9</text:span></text:span><text:span text:style-name="Source_20_Text"><text:span text:style-name="T37">.44</text:span></text:span></text:p>
      <text:h text:style-name="P31" text:outline-level="1"><text:soft-page-break/><text:span text:style-name="Source_20_Text"><text:span text:style-name="T58">Script</text:span></text:span></text:h>
      <text:p text:style-name="P10"><text:span text:style-name="T39">Run as part of the Sensor Suite</text:span><text:span text:style-name="T40"> </text:span><text:span text:style-name="T41">install</text:span><text:span text:style-name="T40">ation</text:span><text:span text:style-name="T41"> </text:span><text:span text:style-name="T42">script</text:span></text:p>
      <text:p text:style-name="P11"><text:span text:style-name="T59">sw/</text:span><text:span text:style-name="Source_20_Text"><text:span text:style-name="T64">NVIDIA_Jetson_Xavier_NX</text:span></text:span><text:span text:style-name="T60">/Sc</text:span><text:span text:style-name="T61">r</text:span><text:span text:style-name="T60">ipts</text:span><text:span text:style-name="T62">$ </text:span><text:span text:style-name="T63">bash </text:span><text:span text:style-name="T67">install-</text:span><text:span text:style-name="T68">7</text:span><text:span text:style-name="T67">-</text:span><text:span text:style-name="T68">Sensor_Suite</text:span><text:span text:style-name="T69">.sh</text:span></text:p>
      <text:h text:style-name="P30" text:outline-level="1">Docker<text:span text:style-name="T76">file</text:span></text:h>
      <text:p text:style-name="P6"><text:span text:style-name="T5">Part of the Sensor Suite</text:span><text:span text:style-name="T3"> </text:span><text:span text:style-name="T4">Dockerfile</text:span></text:p>
      <text:p text:style-name="P6"><text:span text:style-name="Source_20_Text"><text:span text:style-name="T65">sw/</text:span></text:span><text:span text:style-name="Source_20_Text"><text:span text:style-name="T64">NVIDIA_Jetson_Xavier_NX</text:span></text:span><text:span text:style-name="Source_20_Text"><text:span text:style-name="T66">/</text:span></text:span><text:span text:style-name="Source_20_Text"><text:span text:style-name="T65">Docker/</text:span></text:span><text:span text:style-name="Source_20_Text"><text:span text:style-name="T74">Dockerfile-</text:span></text:span><text:span text:style-name="Source_20_Text"><text:span text:style-name="T73">7-Sensor_Suite</text:span></text:span></text:p>
      <text:p text:style-name="P6"><text:span text:style-name="Source_20_Text"><text:span text:style-name="T72"/></text:span></text:p>
      <text:p text:style-name="P5"><text:span text:style-name="Source_20_Text"><text:span text:style-name="T7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f00a5c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22:45.215018463</dc:date>
    <meta:editing-duration>P2DT6H43M38S</meta:editing-duration>
    <meta:editing-cycles>179</meta:editing-cycles>
    <meta:document-statistic meta:table-count="0" meta:image-count="0" meta:object-count="0" meta:page-count="2" meta:paragraph-count="35" meta:word-count="167" meta:character-count="1487" meta:non-whitespace-character-count="1354"/>
  </office:meta>
</office:document-meta>
</file>